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MARGO HUANQUI ALEX REYNAL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08874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376914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MARGO HUANQUI, ALEX REYNAL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0887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LMACEN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9/2021</text:p>
          </table:table-cell>
          <table:table-cell table:style-name="Tabla2.A2" office:value-type="string">
            <text:p text:style-name="P9">557630</text:p>
          </table:table-cell>
          <table:table-cell table:style-name="Tabla2.A2" office:value-type="string">
            <text:p text:style-name="P9">57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USANA CARRION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CLIENTE CANCELA EL SALDO DE S/27.00 SOLES + EL EMBARQUE DE 13/09/2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14:36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